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27cm" svg:height="0.792cm" draw:transform="skewX (-0.00122173047639603) rotate (-1.55369210012535) translate (6.8346271694907cm 2.0847451801078cm)" svg:viewBox="0 0 6028 793" svg:d="M356 714c452-79 2291-28 2908-21 617 6 2122 50 2585 100 258-39 250-690-113-711-364-21-1597-9-2516-12-918-4-2632-45-3140-70-142 2-121 746 276 714z">
          <text:p/>
        </draw:path>
        <draw:path draw:style-name="gr1" draw:text-style-name="P1" draw:layer="layout" svg:width="0.903cm" svg:height="0.661cm" draw:transform="skewX (0.00122173047639611) rotate (-2.15687788961459) translate (6.9624734765608cm 2.175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4.553cm" svg:height="6.66cm" svg:x="2.724cm" svg:y="2.378cm" svg:viewBox="0 0 4554 6661" svg:d="M680 6653c-476 64-668-283-643-775s23-1959 19-2576 32-2487-55-2937c-39-397 705-431 709-289-16 508-44 2253-32 3171s-5 2037-4 2324 37 367 307 325 896-190 1359-242 1315-179 1797-188 451 74 367 804c-27 239-725 302-708 139s-77-169-170-169-974 95-1334 136c-359 43-1136 213-1612 277z">
          <text:p/>
        </draw:path>
        <draw:path draw:style-name="gr1" draw:text-style-name="P1" draw:layer="layout" svg:width="0.903cm" svg:height="0.661cm" draw:transform="rotate (-2.15757602131539) translate (6.9756577737704cm 7.815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527911453987cm 8.6347947751292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3.5604734765608cm 2.464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8:53.43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